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Philip Kovno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1, 1891</text:p>
      <text:p text:style-name="P5">Month<text:tab/><text:tab/><text:tab/><text:tab/><text:tab/><text:tab/>Sept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9-11-91. <text:s/><text:span text:style-name="T2">Philad'a</text:span><text:span text:style-name="T3">/</text:span></text:p>
      <text:p text:style-name="P2"><text:span text:style-name="T3">Rev. Dr. Morais Esq/</text:span></text:p>
      <text:p text:style-name="P2"><text:span text:style-name="T3"><text:tab/>Honorable Sir!/</text:span></text:p>
      <text:p text:style-name="P2"><text:span text:style-name="T3"/></text:p>
      <text:p text:style-name="P2"><text:span text:style-name="T3">I am very sorry to say, that it is/ beyond my intellectual develop-/-ment and knowledge of the English/ language to appreciate, still more/ to express the gratefulness and reve-/rence I feel before your enligh-/tened generosity, sincere compassion/ and true fatherly love to every fellow-/sufferer, a splendid example of which/ I see in your interest token in my, a/ total stranger to you, care._I am/ rather inclined to think, that your/ best compensation is in carrying out/ irreprovably and gallantly the ideal/ of our talmudists:- [Hebrew]/ <text:s/>And this encourages me to ask you/</text:span></text:p>
      <text:p text:style-name="P2"><text:span text:style-name="T3"/></text:p>
      <text:p text:style-name="P2"><text:span text:style-name="T3">[Page 2]</text:span></text:p>
      <text:p text:style-name="P2"><text:span text:style-name="T3">to oblige me again by Your/ favor in furnishing me with a/ recommending letter to Pr./ Shteinbach, </text:span><text:soft-page-break/><text:span text:style-name="T3">who, having connections/ with many hospitals, could easily get/ me in into one of them, as a private/ assistant of one of the resident physi-/cians there. <text:s/>I wrote these lines with/ the intention of being the first ap-/plicant, while being prevented from/ calling at present./</text:span></text:p>
      <text:p text:style-name="P2"><text:span text:style-name="T3"><text:tab/>Respectfully Yours/</text:span></text:p>
      <text:p text:style-name="P2"><text:span text:style-name="T3"><text:tab/>Philip Kovno/</text:span></text:p>
      <text:p text:style-name="P2"><text:span text:style-name="T3"><text:tab/>1113 South St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2:46:03.37</meta:creation-date>
    <meta:document-statistic meta:table-count="0" meta:image-count="0" meta:object-count="0" meta:page-count="3" meta:paragraph-count="70" meta:word-count="337" meta:character-count="2346"/>
    <dc:date>2011-11-28T12:52:03.19</dc:date>
    <dc:creator>Penn Libraries</dc:creator>
    <meta:editing-duration>PT00H05M59S</meta:editing-duration>
    <meta:editing-cycles>1</meta:editing-cycles>
    <meta:generator>OpenOffice.org/3.2$Win32 OpenOffice.org_project/320m12$Build-9483</meta:generator>
  </office:meta>
</office:document-meta>
</file>